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3135.23pt" svg:y="62.36pt">
            <loext:p draw:notify-on-update-of-ranges="Sheet1.A2:Sheet1.BZ2 Sheet1.A3:Sheet1.BZ3 Sheet1.A4:Sheet1.B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office:value-type="date" office:date-value="2021-05-08" calcext:value-type="date">
            <text:p>08/05/21</text:p>
          </table:table-cell>
          <table:table-cell table:style-name="ce1" office:value-type="date" office:date-value="2021-05-09" calcext:value-type="date">
            <text:p>09/05/21</text:p>
          </table:table-cell>
          <table:table-cell table:style-name="ce1" office:value-type="date" office:date-value="2021-05-10" calcext:value-type="date">
            <text:p>10/05/21</text:p>
          </table:table-cell>
          <table:table-cell table:style-name="ce1" office:value-type="date" office:date-value="2021-05-11" calcext:value-type="date">
            <text:p>11/05/21</text:p>
          </table:table-cell>
          <table:table-cell table:style-name="ce1" office:value-type="date" office:date-value="2021-05-12" calcext:value-type="date">
            <text:p>12/05/21</text:p>
          </table:table-cell>
          <table:table-cell table:style-name="ce1" office:value-type="date" office:date-value="2021-05-13" calcext:value-type="date">
            <text:p>13/05/21</text:p>
          </table:table-cell>
          <table:table-cell table:style-name="ce1" office:value-type="date" office:date-value="2021-05-14" calcext:value-type="date">
            <text:p>14/05/21</text:p>
          </table:table-cell>
          <table:table-cell table:style-name="ce1" office:value-type="date" office:date-value="2021-05-15" calcext:value-type="date">
            <text:p>15/05/21</text:p>
          </table:table-cell>
          <table:table-cell table:style-name="ce1" office:value-type="date" office:date-value="2021-05-16" calcext:value-type="date">
            <text:p>16/05/21</text:p>
          </table:table-cell>
          <table:table-cell table:style-name="ce1" office:value-type="date" office:date-value="2021-05-17" calcext:value-type="date">
            <text:p>17/05/21</text:p>
          </table:table-cell>
          <table:table-cell table:style-name="ce1" office:value-type="date" office:date-value="2021-05-18" calcext:value-type="date">
            <text:p>18/05/21</text:p>
          </table:table-cell>
          <table:table-cell table:style-name="ce1" office:value-type="date" office:date-value="2021-05-19" calcext:value-type="date">
            <text:p>19/05/21</text:p>
          </table:table-cell>
          <table:table-cell table:style-name="ce1" office:value-type="date" office:date-value="2021-05-20" calcext:value-type="date">
            <text:p>20/05/21</text:p>
          </table:table-cell>
          <table:table-cell table:style-name="ce1" office:value-type="date" office:date-value="2021-05-21" calcext:value-type="date">
            <text:p>21/05/21</text:p>
          </table:table-cell>
          <table:table-cell table:style-name="ce1" office:value-type="date" office:date-value="2021-05-22" calcext:value-type="date">
            <text:p>22/05/21</text:p>
          </table:table-cell>
          <table:table-cell table:style-name="ce1" office:value-type="date" office:date-value="2021-05-23" calcext:value-type="date">
            <text:p>23/05/21</text:p>
          </table:table-cell>
          <table:table-cell table:style-name="ce1" office:value-type="date" office:date-value="2021-05-24" calcext:value-type="date">
            <text:p>24/05/21</text:p>
          </table:table-cell>
          <table:table-cell table:style-name="ce1" office:value-type="date" office:date-value="2021-05-25" calcext:value-type="date">
            <text:p>25/05/21</text:p>
          </table:table-cell>
          <table:table-cell table:style-name="ce1" office:value-type="date" office:date-value="2021-05-26" calcext:value-type="date">
            <text:p>26/05/21</text:p>
          </table:table-cell>
          <table:table-cell table:style-name="ce1" office:value-type="date" office:date-value="2021-05-27" calcext:value-type="date">
            <text:p>27/05/21</text:p>
          </table:table-cell>
          <table:table-cell table:style-name="ce1" office:value-type="date" office:date-value="2021-05-28" calcext:value-type="date">
            <text:p>28/05/21</text:p>
          </table:table-cell>
          <table:table-cell table:style-name="ce1" office:value-type="date" office:date-value="2021-05-29" calcext:value-type="date">
            <text:p>29/05/21</text:p>
          </table:table-cell>
          <table:table-cell table:style-name="ce1" office:value-type="date" office:date-value="2021-05-30" calcext:value-type="date">
            <text:p>30/05/21</text:p>
          </table:table-cell>
          <table:table-cell table:style-name="ce1" office:value-type="date" office:date-value="2021-05-31" calcext:value-type="date">
            <text:p>31/05/21</text:p>
          </table:table-cell>
          <table:table-cell table:style-name="ce1" table:number-columns-repeated="9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table:number-columns-repeated="3" office:value-type="float" office:value="199" calcext:value-type="float">
            <text:p>199</text:p>
          </table:table-cell>
          <table:table-cell table:number-columns-repeated="95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9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31">00/00/0000</text:date>, <text:time style:data-style-name="N2" text:time-value="12:08:17.557366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31T09:00:30.975018030</dc:date>
    <meta:editing-duration>P39DT18H34M29S</meta:editing-duration>
    <meta:editing-cycles>98</meta:editing-cycles>
    <meta:generator>LibreOffice/5.1.6.2$Linux_X86_64 LibreOffice_project/10m0$Build-2</meta:generator>
    <meta:document-statistic meta:table-count="1" meta:cell-count="1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BZ4" chart:data-source-has-labels="row" svg:x="0.496cm" svg:y="0.18cm" svg:width="20.287cm" svg:height="8.64cm">
          <chartooo:coordinate-region svg:x="1.303cm" svg:y="0.379cm" svg:width="19.48cm" svg:height="7.794cm"/>
          <chart:axis chart:dimension="x" chart:name="primary-x" chart:style-name="ch4" chartooo:axis-type="auto">
            <chartooo:date-scale/>
            <chart:categories table:cell-range-address="Sheet1.A2:Sheet1.B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BZ3" chart:class="chart:line">
            <chart:regression-curve chart:style-name="ch8">
              <chart:equation chart:display-equation="true" chart:display-r-square="false" svg:x="2.144cm" svg:y="1.46cm"/>
            </chart:regression-curve>
            <chart:data-point chart:repeated="78"/>
          </chart:series>
          <chart:series chart:style-name="ch9" chart:values-cell-range-address="Sheet1.A4:Sheet1.BZ4" chart:class="chart:line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8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B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float" office:value="44324">
                <text:p>44324</text:p>
              </table:table-cell>
              <table:table-cell office:value-type="float" office:value="44325">
                <text:p>44325</text:p>
              </table:table-cell>
              <table:table-cell office:value-type="float" office:value="44326">
                <text:p>44326</text:p>
              </table:table-cell>
              <table:table-cell office:value-type="float" office:value="44327">
                <text:p>44327</text:p>
              </table:table-cell>
              <table:table-cell office:value-type="float" office:value="44328">
                <text:p>44328</text:p>
              </table:table-cell>
              <table:table-cell office:value-type="float" office:value="44329">
                <text:p>44329</text:p>
              </table:table-cell>
              <table:table-cell office:value-type="float" office:value="44330">
                <text:p>44330</text:p>
              </table:table-cell>
              <table:table-cell office:value-type="float" office:value="44331">
                <text:p>44331</text:p>
              </table:table-cell>
              <table:table-cell office:value-type="float" office:value="44332">
                <text:p>44332</text:p>
              </table:table-cell>
              <table:table-cell office:value-type="float" office:value="44333">
                <text:p>44333</text:p>
              </table:table-cell>
              <table:table-cell office:value-type="float" office:value="44334">
                <text:p>44334</text:p>
              </table:table-cell>
              <table:table-cell office:value-type="float" office:value="44335">
                <text:p>44335</text:p>
              </table:table-cell>
              <table:table-cell office:value-type="float" office:value="44336">
                <text:p>44336</text:p>
              </table:table-cell>
              <table:table-cell office:value-type="float" office:value="44337">
                <text:p>44337</text:p>
              </table:table-cell>
              <table:table-cell office:value-type="float" office:value="44338">
                <text:p>44338</text:p>
              </table:table-cell>
              <table:table-cell office:value-type="float" office:value="44339">
                <text:p>44339</text:p>
              </table:table-cell>
              <table:table-cell office:value-type="float" office:value="44340">
                <text:p>44340</text:p>
              </table:table-cell>
              <table:table-cell office:value-type="float" office:value="44341">
                <text:p>44341</text:p>
              </table:table-cell>
              <table:table-cell office:value-type="float" office:value="44342">
                <text:p>44342</text:p>
              </table:table-cell>
              <table:table-cell office:value-type="float" office:value="44343">
                <text:p>44343</text:p>
              </table:table-cell>
              <table:table-cell office:value-type="float" office:value="44344">
                <text:p>44344</text:p>
              </table:table-cell>
              <table:table-cell office:value-type="float" office:value="44345">
                <text:p>44345</text:p>
              </table:table-cell>
              <table:table-cell office:value-type="float" office:value="44346">
                <text:p>44346</text:p>
              </table:table-cell>
              <table:table-cell office:value-type="float" office:value="44347">
                <text:p>4434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B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97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B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